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399cm" fo:margin-left="-0.199cm" table:align="left" style:writing-mode="lr-tb"/>
    </style:style>
    <style:style style:name="Таблица3.A" style:family="table-column">
      <style:table-column-properties style:column-width="3.006cm"/>
    </style:style>
    <style:style style:name="Таблица3.B" style:family="table-column">
      <style:table-column-properties style:column-width="6.937cm"/>
    </style:style>
    <style:style style:name="Таблица3.C" style:family="table-column">
      <style:table-column-properties style:column-width="7.45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justify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 style:snap-to-layout-grid="false"/>
      <style:text-properties fo:font-size="14pt" fo:font-weight="bold" officeooo:rsid="00240087" officeooo:paragraph-rsid="00240087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 style:snap-to-layout-grid="false"/>
      <style:text-properties fo:font-size="14pt" fo:font-weight="bold" officeooo:rsid="00240087" officeooo:paragraph-rsid="00240087" style:font-size-asian="14pt" style:font-weight-asian="bold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20%" fo:text-align="justify" style:justify-single-word="false"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20%" fo:orphans="0" fo:widows="0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officeooo:rsid="00240087" officeooo:paragraph-rsid="00240087" style:font-size-asian="14pt" style:font-size-complex="14pt" style:font-weight-complex="bold"/>
    </style:style>
    <style:style style:name="P17" style:family="paragraph" style:parent-style-name="Standard">
      <style:paragraph-properties fo:text-align="center" style:justify-single-word="false" fo:orphans="0" fo:widows="0"/>
    </style:style>
    <style:style style:name="P18" style:family="paragraph" style:parent-style-name="Standard">
      <style:paragraph-properties fo:line-height="120%" fo:orphans="0" fo:widows="0"/>
    </style:style>
    <style:style style:name="P19" style:family="paragraph" style:parent-style-name="Standard">
      <style:paragraph-properties fo:line-height="120%" fo:text-align="justify" style:justify-single-word="false" fo:orphans="0" fo:widows="0"/>
    </style:style>
    <style:style style:name="P20" style:family="paragraph" style:parent-style-name="Standard">
      <style:paragraph-properties fo:line-height="80%" fo:orphans="0" fo:widows="0"/>
    </style:style>
    <style:style style:name="P21" style:family="paragraph" style:parent-style-name="Standard">
      <style:paragraph-properties fo:line-height="150%" fo:text-align="justify" style:justify-single-word="false"/>
      <style:text-properties fo:color="#ff0000"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rsid="001ea2b1" officeooo:paragraph-rsid="001ea2b1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1cc70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236ca2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1.251cm" style:auto-text-indent="false"/>
      <style:text-properties officeooo:paragraph-rsid="00207c3c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240087" officeooo:paragraph-rsid="00240087"/>
    </style:style>
    <style:style style:name="P32" style:family="paragraph" style:parent-style-name="Standard">
      <style:paragraph-properties fo:margin-left="0cm" fo:margin-right="0cm" fo:line-height="120%" fo:text-align="justify" style:justify-single-word="false" fo:orphans="0" fo:widows="0" fo:text-indent="1.27cm" style:auto-text-indent="false"/>
    </style:style>
    <style:style style:name="P33" style:family="paragraph" style:parent-style-name="Standard">
      <style:paragraph-properties fo:margin-left="5.08cm" fo:margin-right="0cm" fo:line-height="120%" fo:orphans="0" fo:widows="0" fo:text-indent="1.27cm" style:auto-text-indent="false"/>
    </style:style>
    <style:style style:name="P34" style:family="paragraph" style:parent-style-name="Standard">
      <style:paragraph-properties fo:margin-left="5.08cm" fo:margin-right="0cm" fo:margin-top="0.212cm" fo:margin-bottom="0cm" loext:contextual-spacing="false" fo:line-height="80%" fo:orphans="0" fo:widows="0" fo:text-indent="0cm" style:auto-text-indent="false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207c3c"/>
    </style:style>
    <style:style style:name="P37" style:family="paragraph" style:parent-style-name="Standard">
      <style:paragraph-properties fo:margin-left="0cm" fo:margin-right="0cm" fo:line-height="120%" fo:text-align="justify" style:justify-single-word="false" fo:text-indent="0cm" style:auto-text-indent="false" style:snap-to-layout-grid="false"/>
      <style:text-properties fo:font-size="14pt" fo:font-weight="bold" officeooo:paragraph-rsid="00240087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paragraph-rsid="00207c3c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4" style:family="text">
      <style:text-properties fo:text-transform="uppercase" style:font-size-complex="14pt"/>
    </style:style>
    <style:style style:name="T5" style:family="text">
      <style:text-properties fo:text-transform="uppercase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207c3c" style:font-size-asian="14pt" style:font-size-complex="14pt"/>
    </style:style>
    <style:style style:name="T10" style:family="text">
      <style:text-properties fo:font-size="14pt" officeooo:rsid="0021cc70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officeooo:rsid="0021cc70" style:font-size-asian="14pt" style:font-size-complex="14pt"/>
    </style:style>
    <style:style style:name="T1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ru" fo:country="RU" officeooo:rsid="0021cc70" style:font-size-asian="14pt" style:font-size-complex="14pt"/>
    </style:style>
    <style:style style:name="T18" style:family="text">
      <style:text-properties fo:font-size="14pt" fo:language="ru" fo:country="RU" officeooo:rsid="00236ca2" style:font-size-asian="14pt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language="en" fo:country="US"/>
    </style:style>
    <style:style style:name="T21" style:family="text">
      <style:text-properties style:font-name="Symbol" fo:font-size="14pt" style:font-name-asian="Symbol" style:font-size-asian="14pt" style:font-name-complex="Symbol" style:font-size-complex="14pt"/>
    </style:style>
    <style:style style:name="T22" style:family="text">
      <style:text-properties style:font-name="Symbol" fo:font-size="14pt" fo:language="en" fo:country="US" fo:font-style="italic" style:font-name-asian="Symbol" style:font-size-asian="14pt" style:font-style-asian="italic" style:font-name-complex="Symbol" style:font-size-complex="14pt" style:font-style-complex="italic"/>
    </style:style>
    <style:style style:name="T23" style:family="text">
      <style:text-properties style:font-name="Symbol" fo:font-size="14pt" fo:language="en" fo:country="US" style:font-name-asian="Symbol" style:font-size-asian="14pt" style:font-name-complex="Symbol" style:font-size-complex="14pt"/>
    </style:style>
    <style:style style:name="T24" style:family="text">
      <style:text-properties fo:color="#ff0000" fo:font-size="14pt" style:font-size-asian="14pt" style:font-size-complex="14pt"/>
    </style:style>
    <style:style style:name="T25" style:family="text">
      <style:text-properties officeooo:rsid="00207c3c"/>
    </style:style>
    <style:style style:name="T26" style:family="text">
      <style:text-properties style:font-name="Times New Roman" fo:font-size="14pt" fo:language="ru" fo:country="RU" style:font-size-asian="14pt" style:language-asian="ru" style:country-asian="RU"/>
    </style:style>
    <style:style style:name="T27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28" style:family="text">
      <style:text-properties style:font-name="Times New Roman" fo:font-size="14pt" fo:language="ru" fo:country="RU" fo:font-style="italic" style:font-size-asian="14pt" style:language-asian="ru" style:country-asian="RU" style:font-style-asian="italic"/>
    </style:style>
    <style:style style:name="T29" style:family="text">
      <style:text-properties style:font-name="Times New Roman" fo:font-size="10pt" fo:language="ru" fo:country="RU" style:font-size-asian="10pt" style:language-asian="ru" style:country-asian="RU"/>
    </style:style>
    <style:style style:name="T30" style:family="text">
      <style:text-properties style:font-name="Times New Roman" fo:language="ru" fo:country="RU" style:language-asian="ru" style:country-asian="RU"/>
    </style:style>
    <style:style style:name="T31" style:family="text">
      <style:text-properties style:font-name="Times New Roman Greek" fo:font-size="14pt" fo:language="en" fo:country="US" style:font-size-asian="14pt" style:language-asian="ru" style:country-asian="RU"/>
    </style:style>
    <style:style style:name="T32" style:family="text">
      <style:text-properties style:font-name="Times New Roman Greek" fo:font-size="14pt" fo:language="en" fo:country="US" style:font-size-asian="14pt" style:language-asian="ru" style:country-asian="RU" style:font-size-complex="14pt"/>
    </style:style>
    <style:style style:name="T33" style:family="text">
      <style:text-properties style:font-name="Times New Roman Greek" fo:font-size="14pt" fo:language="ru" fo:country="RU" style:font-size-asian="14pt" style:language-asian="ru" style:country-asian="RU"/>
    </style:style>
    <style:style style:name="T34" style:family="text">
      <style:text-properties style:font-name="Times New Roman Greek" fo:font-size="14pt" fo:language="ru" fo:country="RU" style:font-size-asian="14pt" style:language-asian="ru" style:country-asian="RU" style:font-size-complex="14pt"/>
    </style:style>
    <style:style style:name="T35" style:family="text">
      <style:text-properties fo:color="#000000" style:font-name="Times New Roman" fo:font-size="14pt" style:font-size-asian="14pt" style:font-size-complex="14pt" fo:background-color="#ffffff"/>
    </style:style>
    <style:style style:name="T36" style:family="text">
      <style:text-properties fo:color="#000000" style:font-name="Times New Roman" fo:font-size="14pt" style:font-size-asian="14pt" style:font-size-complex="14pt" fo:background-color="#ffffff"/>
    </style:style>
    <style:style style:name="T37" style:family="text">
      <style:text-properties fo:color="#000000" style:font-name="Times New Roman" fo:font-size="14pt" style:font-size-asian="14pt" style:font-size-complex="14pt" fo:background-color="#ffffff"/>
    </style:style>
    <style:style style:name="T38" style:family="text">
      <style:text-properties fo:color="#000000" style:font-name="Times New Roman" fo:font-size="14pt" style:font-size-asian="14pt" style:font-size-complex="14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4"><text:span text:style-name="T11">Кафедра МОЭВМ</text:span></text:p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2"><text:span text:style-name="Название_20_книги"><text:span text:style-name="T4">отчет</text:span></text:span></text:p>
      <text:p text:style-name="P4"><text:span text:style-name="T11">по лабораторной работе №1</text:span></text:p>
      <text:p text:style-name="P4"><text:span text:style-name="T11">по дисциплине «Алгоритмы и структуры данных»</text:span></text:p>
      <text:p text:style-name="P4"><text:span text:style-name="Название_20_книги"><text:span text:style-name="T19">Тема: Рекурсия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7">Студент гр. 8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22"><text:span text:style-name="T7">Перелыгин Д.С.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22"><text:span text:style-name="T7">Жангиров Т.</text:span><text:span text:style-name="T9">Р.</text:span></text:p>
          </table:table-cell>
        </table:table-row>
      </table:table>
      <text:p text:style-name="P13"/>
      <text:p text:style-name="P13"/>
      <text:p text:style-name="P13">Санкт-Петербург</text:p>
      <text:p text:style-name="P4"><text:span text:style-name="T8">2019</text:span></text:p>
      <text:p text:style-name="P23"><text:span text:style-name="T11">Цель работы.</text:span></text:p>
      <text:p text:style-name="P24"><text:span text:style-name="T7">Освоение рекурсивного метода решения задач.</text:span></text:p>
      <text:p text:style-name="P27"/>
      <text:p text:style-name="P24"><text:span text:style-name="T11">Задание.</text:span></text:p>
      <text:p text:style-name="P27">Вариант 1<text:span text:style-name="T25">7</text:span>.</text:p>
      <text:p text:style-name="P30"><text:span text:style-name="T27">Функция Ф преобразования текста определяется следующим образом (аргумент функции – это текст, т. е. последовательность символов):</text:span></text:p>
      <text:p text:style-name="P36"><text:span text:style-name="T29"><text:tab/> <text:s text:c="8"/></text:span><text:span text:style-name="T33">Φ(γ)β, </text:span><text:span text:style-name="T26">если </text:span><text:span text:style-name="T33">α</text:span><text:span text:style-name="T26"> = </text:span><text:span text:style-name="T33">β/γ</text:span><text:span text:style-name="T26"> <text:s/>и текст </text:span><text:span text:style-name="T33">β </text:span><text:span text:style-name="T26">не содержит вхождений символа «/»,</text:span><text:span text:style-name="T28"> </text:span><text:span text:style-name="T31">Φ</text:span><text:span text:style-name="T26">(</text:span><text:span text:style-name="T31">α</text:span><text:span text:style-name="T26">)=<text:tab/><text:tab/><text:tab/><text:tab/><text:tab/><text:tab/></text:span></text:p>
      <text:p text:style-name="P30"><text:span text:style-name="T32"><text:tab/>α</text:span><text:span text:style-name="T27">, если в </text:span><text:span text:style-name="T34">α </text:span><text:span text:style-name="T27">нет вхождений символа «/».</text:span></text:p>
      <text:p text:style-name="P38"><text:span text:style-name="T27">Например: Ф(«ла/ска»)=«скала», Ф(«б/ру/с»)=«сруб», Ф(«ца/ри/ца»)= «царица», Ф(«ум/ри/ва/к/а»)= «аквариум». Реализовать функцию Ф рекурсивно.</text:span></text:p>
      <text:p text:style-name="P28"/>
      <text:p text:style-name="P29">Основные теоретические положения.</text:p>
      <text:p text:style-name="P32"><text:span text:style-name="T7">Рассмотрим пример, который присутствует, по-видимому, во всех учебниках по программированию. Функция </text:span><text:span text:style-name="T12">факториал</text:span><text:span text:style-name="T7"> натурального аргумента </text:span><text:span text:style-name="T13">n</text:span><text:span text:style-name="T7"> обозначается как </text:span><text:span text:style-name="T13">n</text:span><text:span text:style-name="T7">! и определяется соотношением</text:span></text:p>
      <text:p text:style-name="P33"><text:span text:style-name="T13">n</text:span><text:span text:style-name="T7">!=1</text:span><text:span text:style-name="T21"></text:span><text:span text:style-name="T7">2</text:span><text:span text:style-name="T21"></text:span><text:span text:style-name="T7">3...(</text:span><text:span text:style-name="T13">n</text:span><text:span text:style-name="T12"> </text:span><text:span text:style-name="T7">– 1)</text:span><text:span text:style-name="T21"></text:span><text:span text:style-name="T13">n</text:span><text:span text:style-name="T7"> .<text:tab/><text:tab/><text:tab/><text:tab/></text:span></text:p>
      <text:p text:style-name="P19"><text:span text:style-name="T7">Удобно доопределить 0!=1 и считать, что </text:span><text:span text:style-name="T13">n</text:span><text:span text:style-name="T7"> – целое неотрицательное число.</text:span></text:p>
      <text:p text:style-name="P19"><text:span text:style-name="T7"><text:tab/>Некоторым недостатком определения (2.1) является наличие в нём многоточия «...», передающего речевой оборот «и так далее» и имеющего интуитивно понятный читателю смысл. Можно дать точное, так называемое </text:span><text:span text:style-name="T12">рекурсивное </text:span><text:span text:style-name="T7">определение функции </text:span><text:span text:style-name="T13">n</text:span><text:span text:style-name="T7">!, лишенное этого недостатка, т. е. не апеллирующее к нашей интуиции. Определим:</text:span></text:p>
      <text:p text:style-name="P14"><text:tab/><text:tab/><text:tab/><text:tab/>а)<text:tab/>0! = 1<text:tab/>,<text:tab/><text:tab/><text:tab/><text:tab/><text:tab/><text:tab/> <text:s/></text:p>
      <text:p text:style-name="P17"><text:span text:style-name="T7"><text:s text:c="2"/>б)<text:tab/> <text:s/></text:span><text:span text:style-name="T13">n</text:span><text:span text:style-name="T7">! </text:span><text:span text:style-name="T12">= </text:span><text:span text:style-name="T7">(</text:span><text:span text:style-name="T13">n</text:span><text:span text:style-name="T12"> </text:span><text:span text:style-name="T22"></text:span><text:span text:style-name="T12"> </text:span><text:span text:style-name="T7">1)!</text:span><text:span text:style-name="T21"></text:span><text:span text:style-name="T13">n</text:span><text:span text:style-name="T12"> <text:s text:c="7"/></text:span><text:span text:style-name="T7">при</text:span><text:span text:style-name="T12"> </text:span><text:span text:style-name="T13">n</text:span><text:span text:style-name="T12"> </text:span><text:span text:style-name="T7">&gt; 0.</text:span></text:p>
      <text:p text:style-name="P19"><text:span text:style-name="T7">Соотношения (2.2) можно рассматривать как свойства ранее определенной функции, а можно (как в данном случае) использовать их для определения этой функции.</text:span></text:p>
      <text:p text:style-name="P32"><text:span text:style-name="T7">Далее для функции </text:span><text:span text:style-name="T13">n</text:span><text:span text:style-name="T7">! будем использовать привычное «функциональное» (префиксное) обозначение fact (</text:span><text:span text:style-name="T12">n</text:span><text:span text:style-name="T7">), указывая имя функции и за ним в скобках </text:span><text:span text:style-name="T21"></text:span><text:span text:style-name="T7"> аргумент. Тогда (2.2) можно записать в виде </text:span></text:p>
      <text:p text:style-name="P34"><text:span text:style-name="T7"><text:s/></text:span><text:span text:style-name="T21"></text:span><text:span text:style-name="T7"><text:tab/>1,<text:tab/><text:tab/><text:tab/>если </text:span><text:span text:style-name="T13">n</text:span><text:span text:style-name="T12"> </text:span><text:span text:style-name="T7">= 0;</text:span></text:p>
      <text:p text:style-name="P20"><text:span text:style-name="T7"><text:tab/> <text:s text:c="11"/></text:span><text:span text:style-name="T14">fact</text:span><text:span text:style-name="T7"> (</text:span><text:span text:style-name="T13">n</text:span><text:span text:style-name="T7">) <text:s text:c="2"/>= <text:tab/> </text:span><text:span text:style-name="T23"></text:span><text:span text:style-name="T7"><text:tab/><text:tab/><text:tab/><text:tab/><text:tab/><text:tab/><text:tab/><text:tab/> <text:s/></text:span></text:p>
      <text:p text:style-name="P20"><text:span text:style-name="T7"><text:tab/><text:tab/><text:tab/><text:tab/> </text:span><text:span text:style-name="T21"></text:span><text:span text:style-name="T7"><text:tab/> </text:span><text:span text:style-name="T14">fact</text:span><text:span text:style-name="T7"> (</text:span><text:span text:style-name="T13">n</text:span><text:span text:style-name="T7"> </text:span><text:span text:style-name="T21"></text:span><text:span text:style-name="T7"> 1) </text:span><text:span text:style-name="T21"></text:span><text:span text:style-name="T7"> </text:span><text:span text:style-name="T13">n</text:span><text:span text:style-name="T7">, <text:s text:c="6"/>если</text:span><text:span text:style-name="T12"> </text:span><text:span text:style-name="T13">n</text:span><text:span text:style-name="T7"> &gt; 0;</text:span></text:p>
      <text:p text:style-name="P15">или в другой форме записи</text:p>
      <text:p text:style-name="P18"><text:soft-page-break/><text:span text:style-name="T7"><text:tab/><text:tab/> <text:tab/></text:span><text:span text:style-name="T14">fact</text:span><text:span text:style-name="T7"> (</text:span><text:span text:style-name="T13">n</text:span><text:span text:style-name="T7">) </text:span><text:span text:style-name="T23"></text:span><text:span text:style-name="T7"> </text:span><text:span text:style-name="T16">if</text:span><text:span text:style-name="T7"> </text:span><text:span text:style-name="T13">n</text:span><text:span text:style-name="T7"> = 0 </text:span><text:span text:style-name="T16">then</text:span><text:span text:style-name="T7"> 1 </text:span><text:span text:style-name="T16">else</text:span><text:span text:style-name="T7"> </text:span><text:span text:style-name="T14">fact</text:span><text:span text:style-name="T7"> (</text:span><text:span text:style-name="T13">n</text:span><text:span text:style-name="T7"> </text:span><text:span text:style-name="T21"></text:span><text:span text:style-name="T7"> 1) </text:span><text:span text:style-name="T21"></text:span><text:span text:style-name="T7"> </text:span><text:span text:style-name="T13">n</text:span><text:span text:style-name="T7">,<text:tab/><text:tab/><text:tab/> <text:s/>(2.4)</text:span></text:p>
      <text:p text:style-name="P19"><text:span text:style-name="T7">где использовано условное выражение </text:span><text:span text:style-name="T16">if</text:span><text:span text:style-name="T12"> </text:span><text:span text:style-name="T13">b</text:span><text:span text:style-name="T12"> </text:span><text:span text:style-name="T16">then</text:span><text:span text:style-name="T12"> </text:span><text:span text:style-name="T13">e</text:span><text:span text:style-name="T7">1</text:span><text:span text:style-name="T12"> </text:span><text:span text:style-name="T16">else</text:span><text:span text:style-name="T12"> </text:span><text:span text:style-name="T13">e</text:span><text:span text:style-name="T7">2, означающее, что в том месте, где оно записано, следует читать </text:span><text:span text:style-name="T13">e</text:span><text:span text:style-name="T7">1, если выполняется условие </text:span><text:span text:style-name="T13">b</text:span><text:span text:style-name="T7">, и следует читать </text:span><text:span text:style-name="T13">e</text:span><text:span text:style-name="T7">2, если условие </text:span><text:span text:style-name="T13">b</text:span><text:span text:style-name="T7"> не выполняется.</text:span></text:p>
      <text:p text:style-name="P24"><text:span text:style-name="T7">Функция, определяемая таким образом, </text:span><text:span text:style-name="T12">единственна.</text:span></text:p>
      <text:p text:style-name="P19"><text:span text:style-name="T7">Как происходит выполнение таких функций и процедур? Рассмотрим следующую наглядную </text:span><text:span text:style-name="T12">модель</text:span><text:span text:style-name="T7"> исполнения рекурсивных алгоритмов вычислительной машиной на примере функции </text:span><text:span text:style-name="T14">fact</text:span><text:span text:style-name="T7">. Пусть в программе имеется вызов описанной ранее рекурсивной функции, например </text:span><text:span text:style-name="T14">z</text:span><text:span text:style-name="T7">:=</text:span><text:span text:style-name="T14">fact</text:span><text:span text:style-name="T7">(</text:span><text:span text:style-name="T14">k</text:span><text:span text:style-name="T7">) с фактическим параметром (аргументом) </text:span><text:span text:style-name="T14">k</text:span><text:span text:style-name="T7">&gt;0. Будем считать, что этот вызов запускает первый (стартовый) </text:span><text:span text:style-name="T12">экземпляр</text:span><text:span text:style-name="T7"> функции </text:span><text:span text:style-name="T14">fact</text:span><text:span text:style-name="T7">. Каждый очередной рекурсивный вызов этой же функции (в данном примере это </text:span><text:span text:style-name="T14">fact</text:span><text:span text:style-name="T7">(</text:span><text:span text:style-name="T14">k</text:span><text:span text:style-name="T7">–1), </text:span><text:span text:style-name="T14">fact</text:span><text:span text:style-name="T7">(</text:span><text:span text:style-name="T14">k</text:span><text:span text:style-name="T7">–2) и т. д.) приводит к запуску нового экземпляра функции. При этом предыдущий экземпляр </text:span><text:span text:style-name="T12">откладывается,</text:span><text:span text:style-name="T7"> и так происходит до тех пор, пока не будет вызван последний (</text:span><text:span text:style-name="T12">терминальный</text:span><text:span text:style-name="T7">) экземпляр функции, т. е. экземпляр, не содержащий рекурсивного вызова (в данном примере </text:span><text:span text:style-name="T14">fact</text:span><text:span text:style-name="T7">(0)). Этот терминальный экземпляр порождает значение функции (</text:span><text:span text:style-name="T14">fact</text:span><text:span text:style-name="T7">(0)=1) и завершает свою работу. Затем </text:span><text:span text:style-name="T12">восстанавливается</text:span><text:span text:style-name="T7"> предыдущий (отложенный последним) экземпляр. Он, в свою очередь, порождает новое значение функции и завершает работу. Затем восстанавливается предыдущий экземпляр и т. д., до тех пор, пока не будет восстановлен и завершен экземпляр, соответствующий стартовому запуску (и тем самым закончится процесс вычисления </text:span><text:span text:style-name="T14">fact</text:span><text:span text:style-name="T7">(</text:span><text:span text:style-name="T14">k</text:span><text:span text:style-name="T7">)). Очевидно, память машины, используемая для хранения отложенных экземпляров, должна быть устроена таким образом, чтобы обеспечить восстановление первым того экземпляра, который был отложен последним.</text:span></text:p>
      <text:p text:style-name="P5"><text:span text:style-name="T7">Такой способ организации и функционирования памяти известен как </text:span><text:span text:style-name="T12">стек (</text:span><text:span text:style-name="T13">Stack</text:span><text:span text:style-name="T12">), </text:span><text:span text:style-name="T7">или </text:span><text:span text:style-name="T12">магазин </text:span><text:span text:style-name="T7">(по аналогии с магазином огнестрельного оружия), или </text:span><text:span text:style-name="T12">очередь типа </text:span><text:span text:style-name="T13">LIFO</text:span><text:span text:style-name="T7">, т. е. </text:span><text:span text:style-name="T14">Last</text:span><text:span text:style-name="T7"> </text:span><text:span text:style-name="T14">In</text:span><text:span text:style-name="T7"> </text:span><text:span text:style-name="T14">First</text:span><text:span text:style-name="T7"> </text:span><text:span text:style-name="T14">Out</text:span><text:span text:style-name="T7"> (последним пришёл – первым ушёл).</text:span></text:p>
      <text:p text:style-name="P24"><text:span text:style-name="T11">Ход работы.</text:span></text:p>
      <text:p text:style-name="P25"><text:span text:style-name="T7">1. Программа использует следующий алгоритм для выполнения задачи: </text:span><text:span text:style-name="T10">после считывания текста программа применяет к нему функцию, которая отделяет все символы, что находятся до первого знака </text:span><text:span text:style-name="T15">‘/’ </text:span><text:span text:style-name="T17">и рекурсивно запускает саму себя, но уже с оставшейся частью строки. Так происходит до тех пор, пока в строке не остается символов </text:span><text:span text:style-name="T15">‘/’. </text:span><text:span text:style-name="T17">В этот момент начинается «свёртывание» рекурсии с записью конечного результата.</text:span></text:p>
      <text:p text:style-name="P24"><text:soft-page-break/><text:span text:style-name="T7">2. Написана функция </text:span><text:span text:style-name="T14">int</text:span><text:span text:style-name="T7"> </text:span><text:span text:style-name="T14">main</text:span><text:span text:style-name="T7">() со стандартной сигнатурой, отвечающая за открытие необходимых для ввода-вывода файлов, общение с пользователем и запуск функции-обработчика.</text:span></text:p>
      <text:p text:style-name="P26"><text:span text:style-name="T7">3. Основная функция </text:span><text:span text:style-name="T35">string</text:span><text:span text:style-name="T35"> transmute(</text:span><text:span text:style-name="T35">string</text:span><text:span text:style-name="T35"> </text:span><text:span text:style-name="T35">out</text:span><text:span text:style-name="T35">, </text:span><text:span text:style-name="T35">string</text:span><text:span text:style-name="T35"> &amp; </text:span><text:span text:style-name="T35">text</text:span><text:span text:style-name="T35">, </text:span><text:span text:style-name="T35">int</text:span><text:span text:style-name="T35">&amp; </text:span><text:span text:style-name="T35">deep</text:span><text:span text:style-name="T35">)</text:span><text:span text:style-name="T7"> <text:s/></text:span><text:span text:style-name="T18">производит обрезание строки по первому встреченному символу «/», запуская саму себя от оставшейся части. При сворачивании рекурсии происходит добавление обрезанных частей слова к конечному результату.</text:span></text:p>
      <text:p text:style-name="P29"/>
      <text:p text:style-name="P24"><text:span text:style-name="T11">Тестирование.</text:span></text:p>
      <text:p text:style-name="P39"><text:tab/>Корректные данные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6">Входные данные</text:p>
          </table:table-cell>
          <table:table-cell table:style-name="Таблица3.A1" office:value-type="string">
            <text:p text:style-name="P13">Ответ программы</text:p>
          </table:table-cell>
          <table:table-cell table:style-name="Таблица3.C1" office:value-type="string">
            <text:p text:style-name="P13">Ожидаемый ответ</text:p>
          </table:table-cell>
        </table:table-row>
        <table:table-row table:style-name="Таблица3.1">
          <table:table-cell table:style-name="Таблица3.A1" office:value-type="string">
            <text:p text:style-name="P8">б\сру</text:p>
          </table:table-cell>
          <table:table-cell table:style-name="Таблица3.A1" office:value-type="string">
            <text:p text:style-name="P9">сруб</text:p>
          </table:table-cell>
          <table:table-cell table:style-name="Таблица3.C1" office:value-type="string">
            <text:p text:style-name="P9">сруб</text:p>
          </table:table-cell>
        </table:table-row>
        <table:table-row table:style-name="Таблица3.1">
          <table:table-cell table:style-name="Таблица3.A1" office:value-type="string">
            <text:p text:style-name="P7">ум/ри/ва/к/а</text:p>
          </table:table-cell>
          <table:table-cell table:style-name="Таблица3.A1" office:value-type="string">
            <text:p text:style-name="P9">аквариум</text:p>
          </table:table-cell>
          <table:table-cell table:style-name="Таблица3.C1" office:value-type="string">
            <text:p text:style-name="P9">аквариум</text:p>
          </table:table-cell>
        </table:table-row>
        <table:table-row table:style-name="Таблица3.1">
          <table:table-cell table:style-name="Таблица3.A1" office:value-type="string">
            <text:p text:style-name="P37"><text:span text:style-name="T30">ца/ри/ца</text:span></text:p>
          </table:table-cell>
          <table:table-cell table:style-name="Таблица3.A1" office:value-type="string">
            <text:p text:style-name="P9">царица</text:p>
          </table:table-cell>
          <table:table-cell table:style-name="Таблица3.C1" office:value-type="string">
            <text:p text:style-name="P9">царица</text:p>
          </table:table-cell>
        </table:table-row>
      </table:table>
      <text:p text:style-name="P29"/>
      <text:p text:style-name="P29">Выводы.</text:p>
      <text:p text:style-name="P31"><text:span text:style-name="T7">В ходе выполнения работы были отработаны навыки работы с рекурсивными алгоритмами и их применение. Была написана программа с простейшим пользовательским интерфейсом. Был реализован выбор ввода и вывода в файл и с консоли.</text:span></text:p>
      <text:p text:style-name="P21"><text:span text:style-name="Название_20_книги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9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8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 text:start-value="3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9-09-08T21:27:00</meta:creation-date>
    <dc:date>2019-09-12T00:47:29.569000000</dc:date>
    <meta:print-date>2015-07-17T12:06:00</meta:print-date>
    <meta:editing-cycles>3</meta:editing-cycles>
    <meta:editing-duration>PT1M14S</meta:editing-duration>
    <meta:document-statistic meta:table-count="2" meta:image-count="0" meta:object-count="0" meta:page-count="4" meta:paragraph-count="63" meta:word-count="708" meta:character-count="5080" meta:non-whitespace-character-count="4336"/>
    <meta:generator>LibreOffice/6.0.7.3$Windows_X86_64 LibreOffice_project/dc89aa7a9eabfd848af146d5086077aeed2ae4a5</meta:generator>
  </office:meta>
</office:document-meta>
</file>